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3D6E786CBD5AA90CB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16.917cm" draw:z-index="0"><draw:image xlink:href="Pictures/10000000000003FD000003D6E786CBD5AA90CB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5T22:56:35.018658499</dc:date>
    <meta:editing-duration>PT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